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Jameel Noori Nastaleeq" svg:font-family="&quot;Jameel Noori Nastaleeq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83CAFF" style:repeat-content="false"/>
      <style:paragraph-properties fo:text-align="center" style:writing-mode="rl"/>
      <style:text-properties style:font-name="Jameel Noori Nastaleeq" style:font-name-asian="Jameel Noori Nastaleeq" style:font-name-complex="Jameel Noori Nastaleeq" fo:font-size="20pt" style:font-size-asian="20pt" style:font-size-complex="20pt"/>
    </style:style>
    <style:style style:name="ce3" style:family="table-cell" style:parent-style-name="Default" style:data-style-name="N0">
      <style:table-cell-properties style:vertical-align="top" fo:background-color="#83CAFF" style:repeat-content="false"/>
      <style:paragraph-properties fo:text-align="center"/>
      <style:text-properties style:font-name="Jameel Noori Nastaleeq" style:font-name-asian="Jameel Noori Nastaleeq" style:font-name-complex="Jameel Noori Nastaleeq" fo:font-size="20pt" style:font-size-asian="20pt" style:font-size-complex="20pt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Jameel Noori Nastaleeq" style:font-name-asian="Jameel Noori Nastaleeq" style:font-name-complex="Jameel Noori Nastaleeq" fo:font-size="20pt" style:font-size-asian="20pt" style:font-size-complex="20pt"/>
    </style:style>
    <style:style style:name="ce6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CC"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43.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in" table:style-name="ta1">
        <table:table-column table:style-name="co1" table:number-columns-repeated="10" table:default-cell-style-name="ce1"/>
        <table:table-column table:style-name="co2" table:number-columns-repeated="1014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ک-چ</text:p>
          </table:table-cell>
          <table:table-cell office:value-type="string" table:style-name="ce2">
            <text:p>پ-ل</text:p>
          </table:table-cell>
          <table:table-cell office:value-type="string" table:style-name="ce2">
            <text:p>-ے</text:p>
          </table:table-cell>
          <table:table-cell office:value-type="string" table:style-name="ce2">
            <text:p>-ی</text:p>
          </table:table-cell>
          <table:table-cell office:value-type="string" table:style-name="ce2">
            <text:p>-و</text:p>
          </table:table-cell>
          <table:table-cell office:value-type="string" table:style-name="ce2">
            <text:p>-ر</text:p>
          </table:table-cell>
          <table:table-cell office:value-type="string" table:style-name="ce2">
            <text:p>-د</text:p>
          </table:table-cell>
          <table:table-cell office:value-type="string" table:style-name="ce2">
            <text:p>-ج</text:p>
          </table:table-cell>
          <table:table-cell office:value-type="string" table:style-name="ce2">
            <text:p>-ب</text:p>
          </table:table-cell>
          <table:table-cell office:value-type="string" table:style-name="ce2">
            <text:p>-ا</text:p>
          </table:table-cell>
          <table:table-cell table:style-name="ce3"/>
          <table:table-cell table:number-columns-repeated="16373" table:style-name="ce4"/>
        </table:table-row>
        <table:table-row table:style-name="ro1">
          <table:table-cell office:value-type="string" office:string-value="کپچ" table:formula="of:=SUBSTITUTE(INDIRECT(ADDRESS(1;COLUMN()));&quot;-&quot;;[.$K2])" table:style-name="ce5">
            <text:p>کپچ</text:p>
          </table:table-cell>
          <table:table-cell office:value-type="string" office:string-value="پپل" table:formula="of:=SUBSTITUTE(INDIRECT(ADDRESS(1;COLUMN()));&quot;-&quot;;[.$K2])" table:style-name="ce5">
            <text:p>پپل</text:p>
          </table:table-cell>
          <table:table-cell office:value-type="string" office:string-value="پے" table:formula="of:=SUBSTITUTE(INDIRECT(ADDRESS(1;COLUMN()));&quot;-&quot;;[.$K2])" table:style-name="ce5">
            <text:p>پے</text:p>
          </table:table-cell>
          <table:table-cell office:value-type="string" office:string-value="پی" table:formula="of:=SUBSTITUTE(INDIRECT(ADDRESS(1;COLUMN()));&quot;-&quot;;[.$K2])" table:style-name="ce5">
            <text:p>پی</text:p>
          </table:table-cell>
          <table:table-cell office:value-type="string" office:string-value="پو" table:formula="of:=SUBSTITUTE(INDIRECT(ADDRESS(1;COLUMN()));&quot;-&quot;;[.$K2])" table:style-name="ce5">
            <text:p>پو</text:p>
          </table:table-cell>
          <table:table-cell office:value-type="string" office:string-value="پر" table:formula="of:=SUBSTITUTE(INDIRECT(ADDRESS(1;COLUMN()));&quot;-&quot;;[.$K2])" table:style-name="ce5">
            <text:p>پر</text:p>
          </table:table-cell>
          <table:table-cell office:value-type="string" office:string-value="پد" table:formula="of:=SUBSTITUTE(INDIRECT(ADDRESS(1;COLUMN()));&quot;-&quot;;[.$K2])" table:style-name="ce5">
            <text:p>پد</text:p>
          </table:table-cell>
          <table:table-cell office:value-type="string" office:string-value="پج" table:formula="of:=SUBSTITUTE(INDIRECT(ADDRESS(1;COLUMN()));&quot;-&quot;;[.$K2])" table:style-name="ce5">
            <text:p>پج</text:p>
          </table:table-cell>
          <table:table-cell office:value-type="string" office:string-value="پب" table:formula="of:=SUBSTITUTE(INDIRECT(ADDRESS(1;COLUMN()));&quot;-&quot;;[.$K2])" table:style-name="ce5">
            <text:p>پب</text:p>
          </table:table-cell>
          <table:table-cell office:value-type="string" office:string-value="پا" table:formula="of:=SUBSTITUTE(INDIRECT(ADDRESS(1;COLUMN()));&quot;-&quot;;[.$K2])" table:style-name="ce5">
            <text:p>پا</text:p>
          </table:table-cell>
          <table:table-cell office:value-type="string" table:style-name="ce3">
            <text:p>پ</text:p>
          </table:table-cell>
          <table:table-cell table:number-columns-repeated="16373"/>
        </table:table-row>
        <table:table-row table:style-name="ro1">
          <table:table-cell office:value-type="string" office:string-value="کجچ" table:formula="of:=SUBSTITUTE(INDIRECT(ADDRESS(1;COLUMN()));&quot;-&quot;;[.$K3])" table:style-name="ce5">
            <text:p>کجچ</text:p>
          </table:table-cell>
          <table:table-cell office:value-type="string" office:string-value="پجل" table:formula="of:=SUBSTITUTE(INDIRECT(ADDRESS(1;COLUMN()));&quot;-&quot;;[.$K3])" table:style-name="ce5">
            <text:p>پجل</text:p>
          </table:table-cell>
          <table:table-cell office:value-type="string" office:string-value="جے" table:formula="of:=SUBSTITUTE(INDIRECT(ADDRESS(1;COLUMN()));&quot;-&quot;;[.$K3])" table:style-name="ce5">
            <text:p>جے</text:p>
          </table:table-cell>
          <table:table-cell office:value-type="string" office:string-value="جی" table:formula="of:=SUBSTITUTE(INDIRECT(ADDRESS(1;COLUMN()));&quot;-&quot;;[.$K3])" table:style-name="ce5">
            <text:p>جی</text:p>
          </table:table-cell>
          <table:table-cell office:value-type="string" office:string-value="جو" table:formula="of:=SUBSTITUTE(INDIRECT(ADDRESS(1;COLUMN()));&quot;-&quot;;[.$K3])" table:style-name="ce5">
            <text:p>جو</text:p>
          </table:table-cell>
          <table:table-cell office:value-type="string" office:string-value="جر" table:formula="of:=SUBSTITUTE(INDIRECT(ADDRESS(1;COLUMN()));&quot;-&quot;;[.$K3])" table:style-name="ce5">
            <text:p>جر</text:p>
          </table:table-cell>
          <table:table-cell office:value-type="string" office:string-value="جد" table:formula="of:=SUBSTITUTE(INDIRECT(ADDRESS(1;COLUMN()));&quot;-&quot;;[.$K3])" table:style-name="ce5">
            <text:p>جد</text:p>
          </table:table-cell>
          <table:table-cell office:value-type="string" office:string-value="جج" table:formula="of:=SUBSTITUTE(INDIRECT(ADDRESS(1;COLUMN()));&quot;-&quot;;[.$K3])" table:style-name="ce5">
            <text:p>جج</text:p>
          </table:table-cell>
          <table:table-cell office:value-type="string" office:string-value="جب" table:formula="of:=SUBSTITUTE(INDIRECT(ADDRESS(1;COLUMN()));&quot;-&quot;;[.$K3])" table:style-name="ce5">
            <text:p>جب</text:p>
          </table:table-cell>
          <table:table-cell office:value-type="string" office:string-value="جا" table:formula="of:=SUBSTITUTE(INDIRECT(ADDRESS(1;COLUMN()));&quot;-&quot;;[.$K3])" table:style-name="ce5">
            <text:p>جا</text:p>
          </table:table-cell>
          <table:table-cell office:value-type="string" table:style-name="ce3">
            <text:p>ج</text:p>
          </table:table-cell>
          <table:table-cell table:number-columns-repeated="16373"/>
        </table:table-row>
        <table:table-row table:style-name="ro1">
          <table:table-cell office:value-type="string" office:string-value="کدچ" table:formula="of:=SUBSTITUTE(INDIRECT(ADDRESS(1;COLUMN()));&quot;-&quot;;[.$K4])" table:style-name="ce5">
            <text:p>کدچ</text:p>
          </table:table-cell>
          <table:table-cell office:value-type="string" office:string-value="پدل" table:formula="of:=SUBSTITUTE(INDIRECT(ADDRESS(1;COLUMN()));&quot;-&quot;;[.$K4])" table:style-name="ce5">
            <text:p>پدل</text:p>
          </table:table-cell>
          <table:table-cell office:value-type="string" office:string-value="دے" table:formula="of:=SUBSTITUTE(INDIRECT(ADDRESS(1;COLUMN()));&quot;-&quot;;[.$K4])" table:style-name="ce5">
            <text:p>دے</text:p>
          </table:table-cell>
          <table:table-cell office:value-type="string" office:string-value="دی" table:formula="of:=SUBSTITUTE(INDIRECT(ADDRESS(1;COLUMN()));&quot;-&quot;;[.$K4])" table:style-name="ce5">
            <text:p>دی</text:p>
          </table:table-cell>
          <table:table-cell office:value-type="string" office:string-value="دو" table:formula="of:=SUBSTITUTE(INDIRECT(ADDRESS(1;COLUMN()));&quot;-&quot;;[.$K4])" table:style-name="ce5">
            <text:p>دو</text:p>
          </table:table-cell>
          <table:table-cell office:value-type="string" office:string-value="در" table:formula="of:=SUBSTITUTE(INDIRECT(ADDRESS(1;COLUMN()));&quot;-&quot;;[.$K4])" table:style-name="ce5">
            <text:p>در</text:p>
          </table:table-cell>
          <table:table-cell office:value-type="string" office:string-value="دد" table:formula="of:=SUBSTITUTE(INDIRECT(ADDRESS(1;COLUMN()));&quot;-&quot;;[.$K4])" table:style-name="ce5">
            <text:p>دد</text:p>
          </table:table-cell>
          <table:table-cell office:value-type="string" office:string-value="دج" table:formula="of:=SUBSTITUTE(INDIRECT(ADDRESS(1;COLUMN()));&quot;-&quot;;[.$K4])" table:style-name="ce5">
            <text:p>دج</text:p>
          </table:table-cell>
          <table:table-cell office:value-type="string" office:string-value="دب" table:formula="of:=SUBSTITUTE(INDIRECT(ADDRESS(1;COLUMN()));&quot;-&quot;;[.$K4])" table:style-name="ce5">
            <text:p>دب</text:p>
          </table:table-cell>
          <table:table-cell office:value-type="string" office:string-value="دا" table:formula="of:=SUBSTITUTE(INDIRECT(ADDRESS(1;COLUMN()));&quot;-&quot;;[.$K4])" table:style-name="ce5">
            <text:p>دا</text:p>
          </table:table-cell>
          <table:table-cell office:value-type="string" table:style-name="ce3">
            <text:p>د</text:p>
          </table:table-cell>
          <table:table-cell table:number-columns-repeated="16373"/>
        </table:table-row>
        <table:table-row table:style-name="ro1">
          <table:table-cell office:value-type="string" office:string-value="کرچ" table:formula="of:=SUBSTITUTE(INDIRECT(ADDRESS(1;COLUMN()));&quot;-&quot;;[.$K5])" table:style-name="ce5">
            <text:p>کرچ</text:p>
          </table:table-cell>
          <table:table-cell office:value-type="string" office:string-value="پرل" table:formula="of:=SUBSTITUTE(INDIRECT(ADDRESS(1;COLUMN()));&quot;-&quot;;[.$K5])" table:style-name="ce5">
            <text:p>پرل</text:p>
          </table:table-cell>
          <table:table-cell office:value-type="string" office:string-value="رے" table:formula="of:=SUBSTITUTE(INDIRECT(ADDRESS(1;COLUMN()));&quot;-&quot;;[.$K5])" table:style-name="ce5">
            <text:p>رے</text:p>
          </table:table-cell>
          <table:table-cell office:value-type="string" office:string-value="ری" table:formula="of:=SUBSTITUTE(INDIRECT(ADDRESS(1;COLUMN()));&quot;-&quot;;[.$K5])" table:style-name="ce5">
            <text:p>ری</text:p>
          </table:table-cell>
          <table:table-cell office:value-type="string" office:string-value="رو" table:formula="of:=SUBSTITUTE(INDIRECT(ADDRESS(1;COLUMN()));&quot;-&quot;;[.$K5])" table:style-name="ce5">
            <text:p>رو</text:p>
          </table:table-cell>
          <table:table-cell office:value-type="string" office:string-value="رر" table:formula="of:=SUBSTITUTE(INDIRECT(ADDRESS(1;COLUMN()));&quot;-&quot;;[.$K5])" table:style-name="ce5">
            <text:p>رر</text:p>
          </table:table-cell>
          <table:table-cell office:value-type="string" office:string-value="رد" table:formula="of:=SUBSTITUTE(INDIRECT(ADDRESS(1;COLUMN()));&quot;-&quot;;[.$K5])" table:style-name="ce5">
            <text:p>رد</text:p>
          </table:table-cell>
          <table:table-cell office:value-type="string" office:string-value="رج" table:formula="of:=SUBSTITUTE(INDIRECT(ADDRESS(1;COLUMN()));&quot;-&quot;;[.$K5])" table:style-name="ce5">
            <text:p>رج</text:p>
          </table:table-cell>
          <table:table-cell office:value-type="string" office:string-value="رب" table:formula="of:=SUBSTITUTE(INDIRECT(ADDRESS(1;COLUMN()));&quot;-&quot;;[.$K5])" table:style-name="ce5">
            <text:p>رب</text:p>
          </table:table-cell>
          <table:table-cell office:value-type="string" office:string-value="را" table:formula="of:=SUBSTITUTE(INDIRECT(ADDRESS(1;COLUMN()));&quot;-&quot;;[.$K5])" table:style-name="ce5">
            <text:p>را</text:p>
          </table:table-cell>
          <table:table-cell office:value-type="string" table:style-name="ce3">
            <text:p>ر</text:p>
          </table:table-cell>
          <table:table-cell table:number-columns-repeated="16373"/>
        </table:table-row>
        <table:table-row table:style-name="ro1">
          <table:table-cell office:value-type="string" office:string-value="کسچ" table:formula="of:=SUBSTITUTE(INDIRECT(ADDRESS(1;COLUMN()));&quot;-&quot;;[.$K6])" table:style-name="ce5">
            <text:p>کسچ</text:p>
          </table:table-cell>
          <table:table-cell office:value-type="string" office:string-value="پسل" table:formula="of:=SUBSTITUTE(INDIRECT(ADDRESS(1;COLUMN()));&quot;-&quot;;[.$K6])" table:style-name="ce5">
            <text:p>پسل</text:p>
          </table:table-cell>
          <table:table-cell office:value-type="string" office:string-value="سے" table:formula="of:=SUBSTITUTE(INDIRECT(ADDRESS(1;COLUMN()));&quot;-&quot;;[.$K6])" table:style-name="ce5">
            <text:p>سے</text:p>
          </table:table-cell>
          <table:table-cell office:value-type="string" office:string-value="سی" table:formula="of:=SUBSTITUTE(INDIRECT(ADDRESS(1;COLUMN()));&quot;-&quot;;[.$K6])" table:style-name="ce5">
            <text:p>سی</text:p>
          </table:table-cell>
          <table:table-cell office:value-type="string" office:string-value="سو" table:formula="of:=SUBSTITUTE(INDIRECT(ADDRESS(1;COLUMN()));&quot;-&quot;;[.$K6])" table:style-name="ce5">
            <text:p>سو</text:p>
          </table:table-cell>
          <table:table-cell office:value-type="string" office:string-value="سر" table:formula="of:=SUBSTITUTE(INDIRECT(ADDRESS(1;COLUMN()));&quot;-&quot;;[.$K6])" table:style-name="ce5">
            <text:p>سر</text:p>
          </table:table-cell>
          <table:table-cell office:value-type="string" office:string-value="سد" table:formula="of:=SUBSTITUTE(INDIRECT(ADDRESS(1;COLUMN()));&quot;-&quot;;[.$K6])" table:style-name="ce5">
            <text:p>سد</text:p>
          </table:table-cell>
          <table:table-cell office:value-type="string" office:string-value="سج" table:formula="of:=SUBSTITUTE(INDIRECT(ADDRESS(1;COLUMN()));&quot;-&quot;;[.$K6])" table:style-name="ce5">
            <text:p>سج</text:p>
          </table:table-cell>
          <table:table-cell office:value-type="string" office:string-value="سب" table:formula="of:=SUBSTITUTE(INDIRECT(ADDRESS(1;COLUMN()));&quot;-&quot;;[.$K6])" table:style-name="ce5">
            <text:p>سب</text:p>
          </table:table-cell>
          <table:table-cell office:value-type="string" office:string-value="سا" table:formula="of:=SUBSTITUTE(INDIRECT(ADDRESS(1;COLUMN()));&quot;-&quot;;[.$K6])" table:style-name="ce5">
            <text:p>سا</text:p>
          </table:table-cell>
          <table:table-cell office:value-type="string" table:style-name="ce3">
            <text:p>س</text:p>
          </table:table-cell>
          <table:table-cell table:number-columns-repeated="16373"/>
        </table:table-row>
        <table:table-row table:style-name="ro1">
          <table:table-cell office:value-type="string" office:string-value="کصچ" table:formula="of:=SUBSTITUTE(INDIRECT(ADDRESS(1;COLUMN()));&quot;-&quot;;[.$K7])" table:style-name="ce5">
            <text:p>کصچ</text:p>
          </table:table-cell>
          <table:table-cell office:value-type="string" office:string-value="پصل" table:formula="of:=SUBSTITUTE(INDIRECT(ADDRESS(1;COLUMN()));&quot;-&quot;;[.$K7])" table:style-name="ce5">
            <text:p>پصل</text:p>
          </table:table-cell>
          <table:table-cell office:value-type="string" office:string-value="صے" table:formula="of:=SUBSTITUTE(INDIRECT(ADDRESS(1;COLUMN()));&quot;-&quot;;[.$K7])" table:style-name="ce5">
            <text:p>صے</text:p>
          </table:table-cell>
          <table:table-cell office:value-type="string" office:string-value="صی" table:formula="of:=SUBSTITUTE(INDIRECT(ADDRESS(1;COLUMN()));&quot;-&quot;;[.$K7])" table:style-name="ce5">
            <text:p>صی</text:p>
          </table:table-cell>
          <table:table-cell office:value-type="string" office:string-value="صو" table:formula="of:=SUBSTITUTE(INDIRECT(ADDRESS(1;COLUMN()));&quot;-&quot;;[.$K7])" table:style-name="ce5">
            <text:p>صو</text:p>
          </table:table-cell>
          <table:table-cell office:value-type="string" office:string-value="صر" table:formula="of:=SUBSTITUTE(INDIRECT(ADDRESS(1;COLUMN()));&quot;-&quot;;[.$K7])" table:style-name="ce5">
            <text:p>صر</text:p>
          </table:table-cell>
          <table:table-cell office:value-type="string" office:string-value="صد" table:formula="of:=SUBSTITUTE(INDIRECT(ADDRESS(1;COLUMN()));&quot;-&quot;;[.$K7])" table:style-name="ce5">
            <text:p>صد</text:p>
          </table:table-cell>
          <table:table-cell office:value-type="string" office:string-value="صج" table:formula="of:=SUBSTITUTE(INDIRECT(ADDRESS(1;COLUMN()));&quot;-&quot;;[.$K7])" table:style-name="ce5">
            <text:p>صج</text:p>
          </table:table-cell>
          <table:table-cell office:value-type="string" office:string-value="صب" table:formula="of:=SUBSTITUTE(INDIRECT(ADDRESS(1;COLUMN()));&quot;-&quot;;[.$K7])" table:style-name="ce5">
            <text:p>صب</text:p>
          </table:table-cell>
          <table:table-cell office:value-type="string" office:string-value="صا" table:formula="of:=SUBSTITUTE(INDIRECT(ADDRESS(1;COLUMN()));&quot;-&quot;;[.$K7])" table:style-name="ce5">
            <text:p>صا</text:p>
          </table:table-cell>
          <table:table-cell office:value-type="string" table:style-name="ce3">
            <text:p>ص</text:p>
          </table:table-cell>
          <table:table-cell table:number-columns-repeated="16373"/>
        </table:table-row>
        <table:table-row table:style-name="ro1">
          <table:table-cell office:value-type="string" office:string-value="کعچ" table:formula="of:=SUBSTITUTE(INDIRECT(ADDRESS(1;COLUMN()));&quot;-&quot;;[.$K8])" table:style-name="ce5">
            <text:p>کعچ</text:p>
          </table:table-cell>
          <table:table-cell office:value-type="string" office:string-value="پعل" table:formula="of:=SUBSTITUTE(INDIRECT(ADDRESS(1;COLUMN()));&quot;-&quot;;[.$K8])" table:style-name="ce5">
            <text:p>پعل</text:p>
          </table:table-cell>
          <table:table-cell office:value-type="string" office:string-value="عے" table:formula="of:=SUBSTITUTE(INDIRECT(ADDRESS(1;COLUMN()));&quot;-&quot;;[.$K8])" table:style-name="ce5">
            <text:p>عے</text:p>
          </table:table-cell>
          <table:table-cell office:value-type="string" office:string-value="عی" table:formula="of:=SUBSTITUTE(INDIRECT(ADDRESS(1;COLUMN()));&quot;-&quot;;[.$K8])" table:style-name="ce5">
            <text:p>عی</text:p>
          </table:table-cell>
          <table:table-cell office:value-type="string" office:string-value="عو" table:formula="of:=SUBSTITUTE(INDIRECT(ADDRESS(1;COLUMN()));&quot;-&quot;;[.$K8])" table:style-name="ce5">
            <text:p>عو</text:p>
          </table:table-cell>
          <table:table-cell office:value-type="string" office:string-value="عر" table:formula="of:=SUBSTITUTE(INDIRECT(ADDRESS(1;COLUMN()));&quot;-&quot;;[.$K8])" table:style-name="ce5">
            <text:p>عر</text:p>
          </table:table-cell>
          <table:table-cell office:value-type="string" office:string-value="عد" table:formula="of:=SUBSTITUTE(INDIRECT(ADDRESS(1;COLUMN()));&quot;-&quot;;[.$K8])" table:style-name="ce5">
            <text:p>عد</text:p>
          </table:table-cell>
          <table:table-cell office:value-type="string" office:string-value="عج" table:formula="of:=SUBSTITUTE(INDIRECT(ADDRESS(1;COLUMN()));&quot;-&quot;;[.$K8])" table:style-name="ce5">
            <text:p>عج</text:p>
          </table:table-cell>
          <table:table-cell office:value-type="string" office:string-value="عب" table:formula="of:=SUBSTITUTE(INDIRECT(ADDRESS(1;COLUMN()));&quot;-&quot;;[.$K8])" table:style-name="ce5">
            <text:p>عب</text:p>
          </table:table-cell>
          <table:table-cell office:value-type="string" office:string-value="عا" table:formula="of:=SUBSTITUTE(INDIRECT(ADDRESS(1;COLUMN()));&quot;-&quot;;[.$K8])" table:style-name="ce5">
            <text:p>عا</text:p>
          </table:table-cell>
          <table:table-cell office:value-type="string" table:style-name="ce3">
            <text:p>ع</text:p>
          </table:table-cell>
          <table:table-cell table:number-columns-repeated="16373"/>
        </table:table-row>
        <table:table-row table:style-name="ro1">
          <table:table-cell office:value-type="string" office:string-value="کنچ" table:formula="of:=SUBSTITUTE(INDIRECT(ADDRESS(1;COLUMN()));&quot;-&quot;;[.$K9])" table:style-name="ce5">
            <text:p>کنچ</text:p>
          </table:table-cell>
          <table:table-cell office:value-type="string" office:string-value="پنل" table:formula="of:=SUBSTITUTE(INDIRECT(ADDRESS(1;COLUMN()));&quot;-&quot;;[.$K9])" table:style-name="ce5">
            <text:p>پنل</text:p>
          </table:table-cell>
          <table:table-cell office:value-type="string" office:string-value="نے" table:formula="of:=SUBSTITUTE(INDIRECT(ADDRESS(1;COLUMN()));&quot;-&quot;;[.$K9])" table:style-name="ce5">
            <text:p>نے</text:p>
          </table:table-cell>
          <table:table-cell office:value-type="string" office:string-value="نی" table:formula="of:=SUBSTITUTE(INDIRECT(ADDRESS(1;COLUMN()));&quot;-&quot;;[.$K9])" table:style-name="ce5">
            <text:p>نی</text:p>
          </table:table-cell>
          <table:table-cell office:value-type="string" office:string-value="نو" table:formula="of:=SUBSTITUTE(INDIRECT(ADDRESS(1;COLUMN()));&quot;-&quot;;[.$K9])" table:style-name="ce5">
            <text:p>نو</text:p>
          </table:table-cell>
          <table:table-cell office:value-type="string" office:string-value="نر" table:formula="of:=SUBSTITUTE(INDIRECT(ADDRESS(1;COLUMN()));&quot;-&quot;;[.$K9])" table:style-name="ce5">
            <text:p>نر</text:p>
          </table:table-cell>
          <table:table-cell office:value-type="string" office:string-value="ند" table:formula="of:=SUBSTITUTE(INDIRECT(ADDRESS(1;COLUMN()));&quot;-&quot;;[.$K9])" table:style-name="ce5">
            <text:p>ند</text:p>
          </table:table-cell>
          <table:table-cell office:value-type="string" office:string-value="نج" table:formula="of:=SUBSTITUTE(INDIRECT(ADDRESS(1;COLUMN()));&quot;-&quot;;[.$K9])" table:style-name="ce5">
            <text:p>نج</text:p>
          </table:table-cell>
          <table:table-cell office:value-type="string" office:string-value="نب" table:formula="of:=SUBSTITUTE(INDIRECT(ADDRESS(1;COLUMN()));&quot;-&quot;;[.$K9])" table:style-name="ce5">
            <text:p>نب</text:p>
          </table:table-cell>
          <table:table-cell office:value-type="string" office:string-value="نا" table:formula="of:=SUBSTITUTE(INDIRECT(ADDRESS(1;COLUMN()));&quot;-&quot;;[.$K9])" table:style-name="ce5">
            <text:p>نا</text:p>
          </table:table-cell>
          <table:table-cell office:value-type="string" table:style-name="ce3">
            <text:p>ن</text:p>
          </table:table-cell>
          <table:table-cell table:number-columns-repeated="16373"/>
        </table:table-row>
        <table:table-row table:style-name="ro1">
          <table:table-cell office:value-type="string" office:string-value="ککچ" table:formula="of:=SUBSTITUTE(INDIRECT(ADDRESS(1;COLUMN()));&quot;-&quot;;[.$K10])" table:style-name="ce5">
            <text:p>ککچ</text:p>
          </table:table-cell>
          <table:table-cell office:value-type="string" office:string-value="پکل" table:formula="of:=SUBSTITUTE(INDIRECT(ADDRESS(1;COLUMN()));&quot;-&quot;;[.$K10])" table:style-name="ce5">
            <text:p>پکل</text:p>
          </table:table-cell>
          <table:table-cell office:value-type="string" office:string-value="کے" table:formula="of:=SUBSTITUTE(INDIRECT(ADDRESS(1;COLUMN()));&quot;-&quot;;[.$K10])" table:style-name="ce5">
            <text:p>کے</text:p>
          </table:table-cell>
          <table:table-cell office:value-type="string" office:string-value="کی" table:formula="of:=SUBSTITUTE(INDIRECT(ADDRESS(1;COLUMN()));&quot;-&quot;;[.$K10])" table:style-name="ce5">
            <text:p>کی</text:p>
          </table:table-cell>
          <table:table-cell office:value-type="string" office:string-value="کو" table:formula="of:=SUBSTITUTE(INDIRECT(ADDRESS(1;COLUMN()));&quot;-&quot;;[.$K10])" table:style-name="ce5">
            <text:p>کو</text:p>
          </table:table-cell>
          <table:table-cell office:value-type="string" office:string-value="کر" table:formula="of:=SUBSTITUTE(INDIRECT(ADDRESS(1;COLUMN()));&quot;-&quot;;[.$K10])" table:style-name="ce5">
            <text:p>کر</text:p>
          </table:table-cell>
          <table:table-cell office:value-type="string" office:string-value="کد" table:formula="of:=SUBSTITUTE(INDIRECT(ADDRESS(1;COLUMN()));&quot;-&quot;;[.$K10])" table:style-name="ce5">
            <text:p>کد</text:p>
          </table:table-cell>
          <table:table-cell office:value-type="string" office:string-value="کج" table:formula="of:=SUBSTITUTE(INDIRECT(ADDRESS(1;COLUMN()));&quot;-&quot;;[.$K10])" table:style-name="ce5">
            <text:p>کج</text:p>
          </table:table-cell>
          <table:table-cell office:value-type="string" office:string-value="کب" table:formula="of:=SUBSTITUTE(INDIRECT(ADDRESS(1;COLUMN()));&quot;-&quot;;[.$K10])" table:style-name="ce5">
            <text:p>کب</text:p>
          </table:table-cell>
          <table:table-cell office:value-type="string" office:string-value="کا" table:formula="of:=SUBSTITUTE(INDIRECT(ADDRESS(1;COLUMN()));&quot;-&quot;;[.$K10])" table:style-name="ce5">
            <text:p>کا</text:p>
          </table:table-cell>
          <table:table-cell office:value-type="string" table:style-name="ce3">
            <text:p>ک</text:p>
          </table:table-cell>
          <table:table-cell table:number-columns-repeated="16373"/>
        </table:table-row>
        <table:table-row table:style-name="ro1">
          <table:table-cell office:value-type="string" office:string-value="کلچ" table:formula="of:=SUBSTITUTE(INDIRECT(ADDRESS(1;COLUMN()));&quot;-&quot;;[.$K11])" table:style-name="ce5">
            <text:p>کلچ</text:p>
          </table:table-cell>
          <table:table-cell office:value-type="string" office:string-value="پلل" table:formula="of:=SUBSTITUTE(INDIRECT(ADDRESS(1;COLUMN()));&quot;-&quot;;[.$K11])" table:style-name="ce5">
            <text:p>پلل</text:p>
          </table:table-cell>
          <table:table-cell office:value-type="string" office:string-value="لے" table:formula="of:=SUBSTITUTE(INDIRECT(ADDRESS(1;COLUMN()));&quot;-&quot;;[.$K11])" table:style-name="ce5">
            <text:p>لے</text:p>
          </table:table-cell>
          <table:table-cell office:value-type="string" office:string-value="لی" table:formula="of:=SUBSTITUTE(INDIRECT(ADDRESS(1;COLUMN()));&quot;-&quot;;[.$K11])" table:style-name="ce5">
            <text:p>لی</text:p>
          </table:table-cell>
          <table:table-cell office:value-type="string" office:string-value="لو" table:formula="of:=SUBSTITUTE(INDIRECT(ADDRESS(1;COLUMN()));&quot;-&quot;;[.$K11])" table:style-name="ce5">
            <text:p>لو</text:p>
          </table:table-cell>
          <table:table-cell office:value-type="string" office:string-value="لر" table:formula="of:=SUBSTITUTE(INDIRECT(ADDRESS(1;COLUMN()));&quot;-&quot;;[.$K11])" table:style-name="ce5">
            <text:p>لر</text:p>
          </table:table-cell>
          <table:table-cell office:value-type="string" office:string-value="لد" table:formula="of:=SUBSTITUTE(INDIRECT(ADDRESS(1;COLUMN()));&quot;-&quot;;[.$K11])" table:style-name="ce5">
            <text:p>لد</text:p>
          </table:table-cell>
          <table:table-cell office:value-type="string" office:string-value="لج" table:formula="of:=SUBSTITUTE(INDIRECT(ADDRESS(1;COLUMN()));&quot;-&quot;;[.$K11])" table:style-name="ce5">
            <text:p>لج</text:p>
          </table:table-cell>
          <table:table-cell office:value-type="string" office:string-value="لب" table:formula="of:=SUBSTITUTE(INDIRECT(ADDRESS(1;COLUMN()));&quot;-&quot;;[.$K11])" table:style-name="ce5">
            <text:p>لب</text:p>
          </table:table-cell>
          <table:table-cell office:value-type="string" office:string-value="لا" table:formula="of:=SUBSTITUTE(INDIRECT(ADDRESS(1;COLUMN()));&quot;-&quot;;[.$K11])" table:style-name="ce5">
            <text:p>لا</text:p>
          </table:table-cell>
          <table:table-cell office:value-type="string" table:style-name="ce3">
            <text:p>ل</text:p>
          </table:table-cell>
          <table:table-cell table:number-columns-repeated="16373"/>
        </table:table-row>
        <table:table-row table:style-name="ro1">
          <table:table-cell office:value-type="string" office:string-value="کمچ" table:formula="of:=SUBSTITUTE(INDIRECT(ADDRESS(1;COLUMN()));&quot;-&quot;;[.$K12])" table:style-name="ce5">
            <text:p>کمچ</text:p>
          </table:table-cell>
          <table:table-cell office:value-type="string" office:string-value="پمل" table:formula="of:=SUBSTITUTE(INDIRECT(ADDRESS(1;COLUMN()));&quot;-&quot;;[.$K12])" table:style-name="ce5">
            <text:p>پمل</text:p>
          </table:table-cell>
          <table:table-cell office:value-type="string" office:string-value="مے" table:formula="of:=SUBSTITUTE(INDIRECT(ADDRESS(1;COLUMN()));&quot;-&quot;;[.$K12])" table:style-name="ce5">
            <text:p>مے</text:p>
          </table:table-cell>
          <table:table-cell office:value-type="string" office:string-value="می" table:formula="of:=SUBSTITUTE(INDIRECT(ADDRESS(1;COLUMN()));&quot;-&quot;;[.$K12])" table:style-name="ce5">
            <text:p>می</text:p>
          </table:table-cell>
          <table:table-cell office:value-type="string" office:string-value="مو" table:formula="of:=SUBSTITUTE(INDIRECT(ADDRESS(1;COLUMN()));&quot;-&quot;;[.$K12])" table:style-name="ce5">
            <text:p>مو</text:p>
          </table:table-cell>
          <table:table-cell office:value-type="string" office:string-value="مر" table:formula="of:=SUBSTITUTE(INDIRECT(ADDRESS(1;COLUMN()));&quot;-&quot;;[.$K12])" table:style-name="ce5">
            <text:p>مر</text:p>
          </table:table-cell>
          <table:table-cell office:value-type="string" office:string-value="مد" table:formula="of:=SUBSTITUTE(INDIRECT(ADDRESS(1;COLUMN()));&quot;-&quot;;[.$K12])" table:style-name="ce5">
            <text:p>مد</text:p>
          </table:table-cell>
          <table:table-cell office:value-type="string" office:string-value="مج" table:formula="of:=SUBSTITUTE(INDIRECT(ADDRESS(1;COLUMN()));&quot;-&quot;;[.$K12])" table:style-name="ce5">
            <text:p>مج</text:p>
          </table:table-cell>
          <table:table-cell office:value-type="string" office:string-value="مب" table:formula="of:=SUBSTITUTE(INDIRECT(ADDRESS(1;COLUMN()));&quot;-&quot;;[.$K12])" table:style-name="ce5">
            <text:p>مب</text:p>
          </table:table-cell>
          <table:table-cell office:value-type="string" office:string-value="ما" table:formula="of:=SUBSTITUTE(INDIRECT(ADDRESS(1;COLUMN()));&quot;-&quot;;[.$K12])" table:style-name="ce5">
            <text:p>ما</text:p>
          </table:table-cell>
          <table:table-cell office:value-type="string" table:style-name="ce3">
            <text:p>م</text:p>
          </table:table-cell>
          <table:table-cell table:number-columns-repeated="16373"/>
        </table:table-row>
        <table:table-row table:style-name="ro1">
          <table:table-cell office:value-type="string" office:string-value="کہچ" table:formula="of:=SUBSTITUTE(INDIRECT(ADDRESS(1;COLUMN()));&quot;-&quot;;[.$K13])" table:style-name="ce5">
            <text:p>کہچ</text:p>
          </table:table-cell>
          <table:table-cell office:value-type="string" office:string-value="پہل" table:formula="of:=SUBSTITUTE(INDIRECT(ADDRESS(1;COLUMN()));&quot;-&quot;;[.$K13])" table:style-name="ce5">
            <text:p>پہل</text:p>
          </table:table-cell>
          <table:table-cell office:value-type="string" office:string-value="ہے" table:formula="of:=SUBSTITUTE(INDIRECT(ADDRESS(1;COLUMN()));&quot;-&quot;;[.$K13])" table:style-name="ce5">
            <text:p>ہے</text:p>
          </table:table-cell>
          <table:table-cell office:value-type="string" office:string-value="ہی" table:formula="of:=SUBSTITUTE(INDIRECT(ADDRESS(1;COLUMN()));&quot;-&quot;;[.$K13])" table:style-name="ce5">
            <text:p>ہی</text:p>
          </table:table-cell>
          <table:table-cell office:value-type="string" office:string-value="ہو" table:formula="of:=SUBSTITUTE(INDIRECT(ADDRESS(1;COLUMN()));&quot;-&quot;;[.$K13])" table:style-name="ce5">
            <text:p>ہو</text:p>
          </table:table-cell>
          <table:table-cell office:value-type="string" office:string-value="ہر" table:formula="of:=SUBSTITUTE(INDIRECT(ADDRESS(1;COLUMN()));&quot;-&quot;;[.$K13])" table:style-name="ce5">
            <text:p>ہر</text:p>
          </table:table-cell>
          <table:table-cell office:value-type="string" office:string-value="ہد" table:formula="of:=SUBSTITUTE(INDIRECT(ADDRESS(1;COLUMN()));&quot;-&quot;;[.$K13])" table:style-name="ce5">
            <text:p>ہد</text:p>
          </table:table-cell>
          <table:table-cell office:value-type="string" office:string-value="ہج" table:formula="of:=SUBSTITUTE(INDIRECT(ADDRESS(1;COLUMN()));&quot;-&quot;;[.$K13])" table:style-name="ce5">
            <text:p>ہج</text:p>
          </table:table-cell>
          <table:table-cell office:value-type="string" office:string-value="ہب" table:formula="of:=SUBSTITUTE(INDIRECT(ADDRESS(1;COLUMN()));&quot;-&quot;;[.$K13])" table:style-name="ce5">
            <text:p>ہب</text:p>
          </table:table-cell>
          <table:table-cell office:value-type="string" office:string-value="ہا" table:formula="of:=SUBSTITUTE(INDIRECT(ADDRESS(1;COLUMN()));&quot;-&quot;;[.$K13])" table:style-name="ce5">
            <text:p>ہا</text:p>
          </table:table-cell>
          <table:table-cell office:value-type="string" table:style-name="ce3">
            <text:p>ہ</text:p>
          </table:table-cell>
          <table:table-cell table:number-columns-repeated="16373"/>
        </table:table-row>
        <table:table-row table:number-rows-repeated="1048563" table:style-name="ro2">
          <table:table-cell table:number-columns-repeated="16384"/>
        </table:table-row>
      </table:table>
      <table:table table:name="About___" table:style-name="ta1">
        <table:table-column table:style-name="co2" table:number-columns-repeated="1024" table:default-cell-style-name="ce6"/>
        <table:table-column table:style-name="co3" table:number-columns-repeated="15360" table:default-cell-style-name="ce1"/>
        <table:table-row table:number-rows-repeated="3" table:style-name="ro3">
          <table:table-cell table:number-columns-repeated="16384"/>
        </table:table-row>
        <table:table-row table:style-name="ro4">
          <table:table-cell office:value-type="string" table:number-columns-spanned="10" table:number-rows-spanned="1" table:style-name="ce8">
            <text:p>Acknowledgement: Spreadsheet is based on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9">
            <text:p><text:a xlink:href="http://www.columbia.edu/itc/mealac/pritchett/00urdu/urduscript/graphics/naimchart.gif">C. M. Naim's Positional chart</text:a>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10">
            <text:p>(Columbia University link)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7"/>
          <table:table-cell table:number-columns-repeated="1023" table:style-name="ce6"/>
          <table:table-cell table:number-columns-repeated="15360"/>
        </table:table-row>
        <table:table-row table:style-name="ro3">
          <table:table-cell office:value-type="string" table:number-columns-spanned="9" table:number-rows-spanned="1" table:style-name="ce11">
            <text:p>Conversion to LibreOffice Calc spreadsheet by daddylangl (1.0)</text:p>
          </table:table-cell>
          <table:covered-table-cell table:number-columns-repeated="8"/>
          <table:table-cell table:number-columns-repeated="1015" table:style-name="ce6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10" table:number-rows-spanned="1" table:style-name="ce11">
            <text:p>Best font I have found so far for Urdu is Jameel Noori Nastaleeq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9" table:number-rows-spanned="1" table:style-name="ce11">
            <text:p>http://www.urdujahan.com/font.html</text:p>
          </table:table-cell>
          <table:covered-table-cell table:number-columns-repeated="8"/>
          <table:table-cell table:number-columns-repeated="1015" table:style-name="ce6"/>
          <table:table-cell table:number-columns-repeated="15360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Jameel Noori Nastaleeq" svg:font-family="&quot;Jameel Noori Nastaleeq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uman</dc:creator>
    <meta:creation-date>2016-08-03T18:36:22Z</meta:creation-date>
    <dc:date>2018-05-13T22:48:15Z</dc:date>
    <meta:editing-cycles>24</meta:editing-cycles>
    <meta:editing-duration>PT33664S</meta:editing-duration>
  </office:meta>
</office:document-meta>
</file>